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e1127" officeooo:paragraph-rsid="001e1127"/>
    </style:style>
    <style:style style:name="P2" style:family="paragraph" style:parent-style-name="Text_20_body">
      <style:text-properties officeooo:rsid="001f3129" officeooo:paragraph-rsid="001f3129"/>
    </style:style>
    <style:style style:name="P3" style:family="paragraph" style:parent-style-name="Text_20_body">
      <style:text-properties officeooo:rsid="001f3129" officeooo:paragraph-rsid="00205287"/>
    </style:style>
    <style:style style:name="P4" style:family="paragraph" style:parent-style-name="Text_20_body">
      <style:text-properties officeooo:rsid="0023d5a9" officeooo:paragraph-rsid="0023d5a9"/>
    </style:style>
    <style:style style:name="P5" style:family="paragraph" style:parent-style-name="Text_20_body">
      <style:text-properties officeooo:rsid="0025b9cb" officeooo:paragraph-rsid="0025b9cb"/>
    </style:style>
    <style:style style:name="P6" style:family="paragraph" style:parent-style-name="Text_20_body">
      <style:text-properties officeooo:rsid="002638ff" officeooo:paragraph-rsid="002638ff"/>
    </style:style>
    <style:style style:name="P7" style:family="paragraph" style:parent-style-name="Text_20_body">
      <style:text-properties officeooo:paragraph-rsid="002638ff"/>
    </style:style>
    <style:style style:name="P8" style:family="paragraph" style:parent-style-name="Text_20_body">
      <style:text-properties officeooo:rsid="0027ade8" officeooo:paragraph-rsid="0027ade8"/>
    </style:style>
    <style:style style:name="P9" style:family="paragraph" style:parent-style-name="Text_20_body">
      <style:text-properties officeooo:rsid="002a83d7" officeooo:paragraph-rsid="002a83d7"/>
    </style:style>
    <style:style style:name="P10" style:family="paragraph" style:parent-style-name="Text_20_body">
      <style:text-properties fo:color="#c9211e" loext:opacity="100%" fo:language="zxx" fo:country="none" officeooo:rsid="0025b9cb" officeooo:paragraph-rsid="0025b9cb" style:language-asian="zxx" style:country-asian="none" style:language-complex="zxx" style:country-complex="none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13" style:family="paragraph" style:parent-style-name="Heading_20_1">
      <style:text-properties fo:background-color="#ffff00"/>
    </style:style>
    <style:style style:name="P14" style:family="paragraph" style:parent-style-name="Heading_20_2">
      <style:text-properties fo:color="#c9211e" loext:opacity="100%"/>
    </style:style>
    <style:style style:name="P15" style:family="paragraph" style:parent-style-name="Heading_20_2">
      <style:text-properties fo:color="#c9211e" loext:opacity="100%" fo:language="zxx" fo:country="none" officeooo:paragraph-rsid="002cdde8" fo:background-color="#ffff00" style:language-asian="zxx" style:country-asian="none" style:language-complex="zxx" style:country-complex="none"/>
    </style:style>
    <style:style style:name="P16" style:family="paragraph" style:parent-style-name="Heading_20_2">
      <style:text-properties officeooo:paragraph-rsid="0025b9cb"/>
    </style:style>
    <style:style style:name="P17" style:family="paragraph" style:parent-style-name="Heading_20_3">
      <style:text-properties fo:font-weight="normal" style:font-weight-asian="normal" style:font-weight-complex="normal"/>
    </style:style>
    <style:style style:name="P18" style:family="paragraph" style:parent-style-name="Text_20_body">
      <style:text-properties officeooo:paragraph-rsid="0027ade8"/>
    </style:style>
    <style:style style:name="T1" style:family="text">
      <style:text-properties officeooo:rsid="00203b1e"/>
    </style:style>
    <style:style style:name="T2" style:family="text">
      <style:text-properties officeooo:rsid="00205287"/>
    </style:style>
    <style:style style:name="T3" style:family="text">
      <style:text-properties officeooo:rsid="0023d5a9"/>
    </style:style>
    <style:style style:name="T4" style:family="text">
      <style:text-properties officeooo:rsid="0025b9cb"/>
    </style:style>
    <style:style style:name="T5" style:family="text">
      <style:text-properties officeooo:rsid="002638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ade8" style:font-weight-asian="normal" style:font-weight-complex="normal"/>
    </style:style>
    <style:style style:name="T8" style:family="text">
      <style:text-properties fo:font-weight="normal" officeooo:rsid="002cdde8" style:font-weight-asian="normal" style:font-weight-complex="normal"/>
    </style:style>
    <style:style style:name="T9" style:family="text">
      <style:text-properties officeooo:rsid="0027ade8"/>
    </style:style>
    <style:style style:name="T10" style:family="text">
      <style:text-properties officeooo:rsid="0029473d"/>
    </style:style>
    <style:style style:name="T11" style:family="text">
      <style:text-properties officeooo:rsid="002a8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Linux – Bash</text:h>
      <text:h text:style-name="P14" text:outline-level="2">- ls</text:h>
      <text:p text:style-name="P1">Ls</text:p>
      <text:p text:style-name="P1">ls -l</text:p>
      <text:h text:style-name="Heading_20_3" text:outline-level="3">- <text:span text:style-name="T10">Gizli Dosya gormek</text:span></text:h>
      <text:p text:style-name="P1">ls -l<text:span text:style-name="T10">a</text:span></text:p>
      <text:h text:style-name="Heading_20_3" text:outline-level="3">- <text:span text:style-name="T10">Kelime Arama</text:span></text:h>
      <text:p text:style-name="Text_20_body">ls | grep <text:span text:style-name="T9">ArananKelime</text:span></text:p>
      <text:h text:style-name="P14" text:outline-level="2">- <text:span text:style-name="T1">rm</text:span></text:h>
      <text:p text:style-name="P8">rm fileName</text:p>
      <text:p text:style-name="P8">rm -r NotEmptyFileorDirectoryName</text:p>
      <text:h text:style-name="P14" text:outline-level="2">- <text:span text:style-name="T1">mv</text:span></text:h>
      <text:h text:style-name="Heading_20_3" text:outline-level="3">-<text:span text:style-name="T11">Rename File</text:span></text:h>
      <text:p text:style-name="P9">mv fileName newFileName</text:p>
      <text:h text:style-name="P14" text:outline-level="2">- docker</text:h>
      <text:p text:style-name="P1">docker-compose down</text:p>
      <text:p text:style-name="P1">docker-compose up -d</text:p>
      <text:p text:style-name="P2">docker ps</text:p>
      <text:p text:style-name="P2">docker ps -a</text:p>
      <text:p text:style-name="P2"/>
      <text:h text:style-name="Heading_20_2" text:outline-level="2">- <text:span text:style-name="T2">sudo apt </text:span><text:span text:style-name="T5">install</text:span><text:span text:style-name="T2"> (install)</text:span></text:h>
      <text:p text:style-name="P3">- <text:span text:style-name="T2">sudo apt </text:span><text:span text:style-name="T5">install</text:span><text:span text:style-name="T2"> MODUL_ADI</text:span></text:p>
      <text:p text:style-name="P6">veya </text:p>
      <text:p text:style-name="P7"><text:span text:style-name="T5">- </text:span><text:span text:style-name="Source_20_Text">sudo apt-get install </text:span><text:span text:style-name="Source_20_Text"><text:span text:style-name="T2">MODUL_ADI</text:span></text:span></text:p>
      <text:p text:style-name="P6"/>
      <text:p text:style-name="P3"/>
      <text:h text:style-name="Heading_20_2" text:outline-level="2"><text:soft-page-break/>- <text:span text:style-name="T3">Version Sorgulamak</text:span></text:h>
      <text:p text:style-name="P4">scala -version</text:p>
      <text:p text:style-name="P4">python3 -version</text:p>
      <text:p text:style-name="P4"/>
      <text:h text:style-name="P16" text:outline-level="2">- <text:span text:style-name="T4">mkdir</text:span></text:h>
      <text:p text:style-name="P5">Parent dosya olusturmak (ic ice dosya olusturmak)</text:p>
      <text:h text:style-name="P17" text:outline-level="3">mkdir -p src/main/scala</text:h>
      <text:p text:style-name="P11"/>
      <text:h text:style-name="Heading_20_2" text:outline-level="2"><text:span text:style-name="T6">- </text:span><text:span text:style-name="T7">copy paste</text:span></text:h>
      <text:p text:style-name="P18">cp old_name new_name</text:p>
      <text:p text:style-name="P18">cp /path/to/source /path/to/dest/directory/</text:p>
      <text:p text:style-name="P5"/>
      <text:h text:style-name="P15" text:outline-level="2"><text:span text:style-name="T6">- </text:span><text:span text:style-name="T8">dosya zipleme ve acma</text:span></text:h>
      <text:p text:style-name="P10">#ZIP ile sıkıştırma</text:p>
      <text:p text:style-name="P12">zip -r deneme.zip dosya_veya_dizin</text:p>
      <text:p text:style-name="P10">#TAR ile gz olarak sıkıştırma</text:p>
      <text:p text:style-name="P12">tar cvzf deneme.tar.gz dosya_veya_dizin</text:p>
      <text:p text:style-name="P10">#zip dosyasını açmak</text:p>
      <text:p text:style-name="P12">unzip deneme.zip</text:p>
      <text:p text:style-name="P10">#Şifreli zip dosyasını açmak</text:p>
      <text:p text:style-name="P12">unzip -P SIFRE deneme.zip</text:p>
      <text:p text:style-name="P10">#tar.gz dosyasını açmak</text:p>
      <text:p text:style-name="P12">tar xvzf deneme.tar.gz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52:19.396248712</meta:creation-date>
    <dc:date>2023-05-26T10:01:01.775329099</dc:date>
    <meta:editing-duration>P2DT10H33M45S</meta:editing-duration>
    <meta:editing-cycles>14</meta:editing-cycles>
    <meta:generator>LibreOffice/7.4.3.2$MacOSX_X86_64 LibreOffice_project/1048a8393ae2eeec98dff31b5c133c5f1d08b890</meta:generator>
    <meta:document-statistic meta:table-count="0" meta:image-count="0" meta:object-count="0" meta:page-count="2" meta:paragraph-count="43" meta:word-count="130" meta:character-count="815" meta:non-whitespace-character-count="726"/>
  </office:meta>
</office:document-meta>
</file>